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margin-top="0.3193in" fo:margin-bottom="0.5835in" loext:contextual-spacing="false" fo:line-height="175%" fo:text-align="justify" style:justify-single-word="false" fo:padding="0in" fo:border="none"/>
    </style:style>
    <style:style style:name="P5" style:family="paragraph" style:parent-style-name="Standard">
      <style:paragraph-properties fo:margin-top="0.3193in" fo:margin-bottom="0.5835in" loext:contextual-spacing="false" fo:line-height="175%" fo:text-align="justify" style:justify-single-word="false"/>
    </style:style>
    <style:style style:name="P6" style:family="paragraph" style:parent-style-name="Standard">
      <loext:graphic-properties draw:fill="solid" draw:fill-color="#ffffff"/>
      <style:paragraph-properties fo:margin-top="0.111in" fo:margin-bottom="0.3335in" loext:contextual-spacing="false" fo:line-height="150%" fo:text-align="justify" style:justify-single-word="false" fo:background-color="#ffffff" fo:padding="0in" fo:border="none"/>
    </style:style>
    <style:style style:name="P7" style:family="paragraph" style:parent-style-name="Standard" style:master-page-name="Standard">
      <style:paragraph-properties fo:text-align="justify" style:justify-single-word="false" style:page-number="1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QUARTA-FEIRA <text:s text:c="2"/>- <text:s text:c="2"/>SÁBADO <text:s text:c="2"/>- <text:s text:c="2"/>DOMINGO</text:span></text:p>
      <text:p text:style-name="P2"/>
      <text:p text:style-name="P1"><text:span text:style-name="T1">MISTÉRIOS GLORIOSOS</text:span></text:p>
      <text:p text:style-name="P3"/>
      <text:p text:style-name="P1"><text:span text:style-name="T2">Pelo sinal da Santa Cruz, livrai-nos, Deus nosso Senhor, dos nossos inimigos. Em nome do Pai, e do Filho, e do Espírito Santo. Amém.</text:span></text:p>
      <text:p text:style-name="P3"/>
      <text:p text:style-name="P1"><text:span text:style-name="T2">Divino Jesus, eu Vos ofereço este terço que vou rezar, contemplando os mistérios da nossa redenção. Concedei-me, pela intercessão de Maria, Vossa Mãe Santíssima, a quem me dirijo, as virtudes que me são necessárias para bem rezá-lo e a graça de ganhar as indulgências anexas a esta devoção. </text:span></text:p>
      <text:p text:style-name="P3"/>
      <text:p text:style-name="P1"><text:span text:style-name="T2">Ofereço este terço pela Santa Igreja, pelo Santo Papa, pela conversão dos pecadores, pelas almas do purgatório, e pela saúde, vida pessoal, profissional e financeira minha e de meu cônjuge.</text:span></text:p>
      <text:p text:style-name="P3"/>
      <text:p text:style-name="P1"><text:span text:style-name="T2">Creio em Deus Pai todo-poderoso, criador do céu e da terra; e em Jesus Cristo, seu único Filho, nosso Senhor, que foi concebido pelo poder do Espírito Santo; nasceu da Virgem Maria; padeceu sob Pôncio Pilatos, foi crucificado, morto e sepultado; desceu à Mansão dos Mortos, ressuscitou ao terceiro dia; subiu aos céus, está sentado à direita de Deus Pai todo-poderoso, de onde há de vir a julgar os vivos e os mortos. Creio no Espírito Santo; na Santa Igreja Católica; na comunhão dos santos; na remissão dos pecados; na ressurreição da carne; na vida eterna. Amém.</text:span></text:p>
      <text:p text:style-name="P3"/>
      <text:p text:style-name="P1"><text:span text:style-name="T2">Pai nosso, que estais nos céus, santificado seja o Vosso nome; venha a nós o Vosso reino; seja feita a Vossa vontade, assim na terra como no céu. O pão nosso de cada dia nos dai hoje; perdoai-nos as nossas ofensas, assim como nós perdoamos a quem nos tem ofendido; e não nos deixeis cair em tentação, mas livrai-nos do mal. Amém.</text:span></text:p>
      <text:p text:style-name="P3"/>
      <text:p text:style-name="P1"><text:span text:style-name="T2">O Anjo do Senhor anunciou a Maria e ela concebeu do Espírito Santo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Eis aqui a escrava do Senhor. Faça-se em mim segundo a vossa palavra.</text:span></text:p>
      <text:p text:style-name="P3"/>
      <text:p text:style-name="P1"><text:soft-page-break/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E o Verbo se fez carne. E habitou entre nós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Glória ao Pai, e ao Filho, e ao Espírito Santo. Como era no princípio, agora e sempre. Amém.</text:span></text:p>
      <text:p text:style-name="P3"/>
      <text:p text:style-name="P1"><text:span text:style-name="T2">Ó meu Jesus, perdoai-nos os nossos pecados, salvai-nos do fogo do inferno, levai as almas todas ao céu, e socorrei principalmente as que mais precisarem.</text:span></text:p>
      <text:p text:style-name="P3"/>
      <text:p text:style-name="P1"><text:span text:style-name="T2">_________________________________________________________</text:span></text:p>
      <text:p text:style-name="P3"/>
      <text:p text:style-name="P1"><text:span text:style-name="T2">Primeiro mistério glorioso: A Ressurreição de Nosso Senhor Jesus Cristo.</text:span></text:p>
      <text:p text:style-name="P3"/>
      <text:p text:style-name="P1"><text:span text:style-name="T2">Pai nosso, que estais nos céus, santificado seja o Vosso nome; venha a nós o Vosso reino; seja feita a Vossa vontade, assim na terra como no céu. O pão nosso de cada dia nos dai hoje; perdoai-nos as nossas ofensas, assim como nós perdoamos a quem nos tem ofendido; e não nos deixeis cair em tentação, mas livrai-nos do mal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><text:soft-page-break/></text:p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Glória ao Pai, e ao Filho, e ao Espírito Santo. Como era no princípio, agora e sempre. Amém.</text:span></text:p>
      <text:p text:style-name="P3"/>
      <text:p text:style-name="P1"><text:span text:style-name="T2">Ó meu Jesus, perdoai-nos os nossos pecados, salvai-nos do fogo do inferno, levai as almas todas ao céu, e socorrei principalmente as que mais precisarem da vossa misericórdia.</text:span></text:p>
      <text:p text:style-name="P3"/>
      <text:p text:style-name="P1"><text:span text:style-name="T2">_________________________________________________________</text:span></text:p>
      <text:p text:style-name="P3"/>
      <text:p text:style-name="P1"><text:soft-page-break/><text:span text:style-name="T2">Segundo mistério glorioso: A Ascensão de Nosso Senhor Jesus Cristo aos céus.</text:span></text:p>
      <text:p text:style-name="P1"><text:span text:style-name="T2"><text:s text:c="2"/></text:span></text:p>
      <text:p text:style-name="P1"><text:span text:style-name="T2">Pai nosso, que estais nos céus, santificado seja o Vosso nome; venha a nós o Vosso reino; seja feita a Vossa vontade, assim na terra como no céu. O pão nosso de cada dia nos dai hoje; perdoai-nos as nossas ofensas, assim como nós perdoamos a quem nos tem ofendido; e não nos deixeis cair em tentação, mas livrai-nos do mal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><text:soft-page-break/></text:p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Glória ao Pai, e ao Filho, e ao Espírito Santo. Como era no princípio, agora e sempre. Amém.</text:span></text:p>
      <text:p text:style-name="P3"/>
      <text:p text:style-name="P1"><text:span text:style-name="T2">Ó meu Jesus, perdoai-nos os nossos pecados, salvai-nos do fogo do inferno, levai as almas todas ao céu, e socorrei principalmente as que mais precisarem da vossa misericórdia.</text:span></text:p>
      <text:p text:style-name="P3"/>
      <text:p text:style-name="P1"><text:span text:style-name="T2">_________________________________________________________</text:span></text:p>
      <text:p text:style-name="P3"/>
      <text:p text:style-name="P1"><text:span text:style-name="T2">Terceiro mistério glorioso: A descida do Espírito Santo sobre Nossa Senhora e os Apóstolos no Cenáculo.</text:span></text:p>
      <text:p text:style-name="P3"/>
      <text:p text:style-name="P1"><text:span text:style-name="T2">Pai nosso, que estais nos céus, santificado seja o Vosso nome; venha a nós o Vosso reino; seja feita a Vossa vontade, assim na terra como no céu. O pão nosso de cada dia nos dai hoje; perdoai-nos as nossas ofensas, assim como nós perdoamos a quem nos tem ofendido; e não nos deixeis cair em tentação, mas livrai-nos do mal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oft-page-break/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Glória ao Pai, e ao Filho, e ao Espírito Santo. Como era no princípio, agora e sempre. Amém.</text:span></text:p>
      <text:p text:style-name="P3"/>
      <text:p text:style-name="P1"><text:span text:style-name="T2">Ó meu Jesus, perdoai-nos os nossos pecados, salvai-nos do fogo do inferno, levai as almas todas ao céu, e socorrei principalmente as que mais precisarem da vossa misericórdia.</text:span></text:p>
      <text:p text:style-name="P3"/>
      <text:p text:style-name="P1"><text:span text:style-name="T2">_________________________________________________________</text:span></text:p>
      <text:p text:style-name="P3"/>
      <text:p text:style-name="P3"/>
      <text:p text:style-name="P1"><text:span text:style-name="T2">Quarto mistério glorioso: A Assunção de Nossa Senhora aos céus em corpo e alma.</text:span></text:p>
      <text:p text:style-name="P3"/>
      <text:p text:style-name="P1"><text:soft-page-break/><text:span text:style-name="T2">Pai nosso, que estais nos céus, santificado seja o Vosso nome; venha a nós o Vosso reino; seja feita a Vossa vontade, assim na terra como no céu. O pão nosso de cada dia nos dai hoje; perdoai-nos as nossas ofensas, assim como nós perdoamos a quem nos tem ofendido; e não nos deixeis cair em tentação, mas livrai-nos do mal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><text:soft-page-break/></text:p>
      <text:p text:style-name="P1"><text:span text:style-name="T2">Glória ao Pai, e ao Filho, e ao Espírito Santo. Como era no princípio, agora e sempre. Amém.</text:span></text:p>
      <text:p text:style-name="P3"/>
      <text:p text:style-name="P1"><text:span text:style-name="T2">Ó meu Jesus, perdoai-nos os nossos pecados, salvai-nos do fogo do inferno, levai as almas todas ao céu, e socorrei principalmente as que mais precisarem da vossa misericórdia.</text:span></text:p>
      <text:p text:style-name="P3"/>
      <text:p text:style-name="P1"><text:span text:style-name="T2">_________________________________________________________</text:span></text:p>
      <text:p text:style-name="P3"/>
      <text:p text:style-name="P1"><text:span text:style-name="T2">Quinto mistério glorioso: A Coroação de Nossa Senhora como Rainha do céu e da terra.</text:span></text:p>
      <text:p text:style-name="P3"/>
      <text:p text:style-name="P1"><text:span text:style-name="T2">Pai nosso, que estais nos céus, santificado seja o Vosso nome; venha a nós o Vosso reino; seja feita a Vossa vontade, assim na terra como no céu. O pão nosso de cada dia nos dai hoje; perdoai-nos as nossas ofensas, assim como nós perdoamos a quem nos tem ofendido; e não nos deixeis cair em tentação, mas livrai-nos do mal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oft-page-break/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Ave Maria, cheia de graça, o Senhor é convosco. Bendita sois vós entre as mulheres, e bendito é o fruto do vosso ventre, Jesus. Santa Maria, Mãe de Deus, rogai por nós, pecadores, agora e na hora de nossa morte. Amém.</text:span></text:p>
      <text:p text:style-name="P3"/>
      <text:p text:style-name="P1"><text:span text:style-name="T2">Glória ao Pai, e ao Filho, e ao Espírito Santo. Como era no princípio, agora e sempre. Amém.</text:span></text:p>
      <text:p text:style-name="P3"/>
      <text:p text:style-name="P1"><text:span text:style-name="T2">Ó meu Jesus, perdoai-nos os nossos pecados, salvai-nos do fogo do inferno, levai as almas todas ao céu, e socorrei principalmente as que mais precisarem da vossa misericórdia.</text:span></text:p>
      <text:p text:style-name="P3"/>
      <text:p text:style-name="P1"><text:span text:style-name="T2">_________________________________________________________</text:span></text:p>
      <text:p text:style-name="P3"/>
      <text:p text:style-name="P4"><text:span text:style-name="T2">Salve, Rainha, mãe de misericórdia, vida, doçura, esperança nossa, salve! <text:line-break/>A Vós bradamos, os degredados filhos de Eva. <text:line-break/>A Vós suspiramos, gemendo e chorando neste vale de lágrimas. <text:line-break/>Eia, pois, advogada nossa, esses Vossos olhos misericordiosos a nós volvei. <text:line-break/>E, depois deste desterro, nos mostrai Jesus, bendito fruto do Vosso ventre. <text:line-break/>Ó clemente, ó piedosa, ó doce Virgem Maria. <text:line-break/>Rogai por nós, Santa Mãe de Deus, para que sejamos dignos das promessas de Cristo.</text:span></text:p>
      <text:p text:style-name="P5"><text:span text:style-name="T2">_________________________________________________________</text:span></text:p>
      <text:p text:style-name="P6"><text:span text:style-name="T2">Em nome do Pai, Filho e Espírito Santo. Amé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9" meta:paragraph-count="95" meta:word-count="3217" meta:character-count="17794" meta:non-whitespace-character-count="14654"/>
    <meta:generator>LibreOfficeDev/6.0.5.2$Linux_X86_64 LibreOffice_project/</meta:generator>
  </office:meta>
</office:document-meta>
</file>